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4a1" officeooo:paragraph-rsid="001d34a1"/>
    </style:style>
    <style:style style:name="P2" style:family="paragraph" style:parent-style-name="Standard">
      <style:text-properties officeooo:rsid="001e8e11" officeooo:paragraph-rsid="001e8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tro</text:p>
      <text:p text:style-name="P1"/>
      <text:p text:style-name="P1">definition of the problems</text:p>
      <text:p text:style-name="P1"/>
      <text:p text:style-name="P1">Bit about benchmark problems</text:p>
      <text:p text:style-name="P1"/>
      <text:p text:style-name="P1">Different methods for solving tsp – heuristics, branch and bound, bio-inspired (ant, swarm)</text:p>
      <text:p text:style-name="P1"/>
      <text:p text:style-name="P1">Descirbe how evolutionary alg works, how some perm-specific operators work, good to cite original papers where the operators came from, but also new stuff</text:p>
      <text:p text:style-name="P1"/>
      <text:p text:style-name="P1">Look at libraries for vehicle routing problems</text:p>
      <text:p text:style-name="P1"/>
      <text:p text:style-name="P1"/>
      <text:p text:style-name="P1"/>
      <text:p text:style-name="P1">At end, conclusion saying based on research, I’m going to use x problem instances, y algorithms, z operators etc</text:p>
      <text:p text:style-name="P1"/>
      <text:p text:style-name="P1">Not using a, b, c because not enough time</text:p>
      <text:p text:style-name="P1"/>
      <text:p text:style-name="P1"/>
      <text:p text:style-name="P1">Evolutionary algorithms created by john holland, cite this</text:p>
      <text:p text:style-name="P1"/>
      <text:p text:style-name="P1"/>
      <text:p text:style-name="P1"/>
      <text:p text:style-name="P1">Holland, J. H. (1992). Adaptation in natural and artificial systems: an introductory analysis with applications to biology, control, and artificial intelligence. MIT press.</text:p>
      <text:p text:style-name="P1"/>
      <text:p text:style-name="P1"/>
      <text:p text:style-name="P2">Use github, kanban board, agile sprints, put in appendices</text:p>
      <text:p text:style-name="P2"/>
      <text:p text:style-name="P2">Lit review ~15 pages, 12pt font, 1.5 line spacing, couple references on every page, 30 refs at least</text:p>
      <text:p text:style-name="P2"/>
      <text:p text:style-name="P2">Add diagrams, use other people’s images, cite in caption of im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12:07:52.050000000</meta:creation-date>
    <dc:date>2021-10-08T12:49:15.131000000</dc:date>
    <meta:editing-duration>PT20M32S</meta:editing-duration>
    <meta:editing-cycles>1</meta:editing-cycles>
    <meta:document-statistic meta:table-count="0" meta:image-count="0" meta:object-count="0" meta:page-count="1" meta:paragraph-count="13" meta:word-count="149" meta:character-count="956" meta:non-whitespace-character-count="819"/>
    <meta:generator>LibreOffice/7.2.1.2$Windows_X86_64 LibreOffice_project/87b77fad49947c1441b67c559c339af8f3517e22</meta:generator>
  </office:meta>
</office:document-meta>
</file>